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8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4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8.833cm" fo:min-width="0cm"/>
    </style:style>
    <style:style style:name="gr7" style:family="graphic" style:parent-style-name="objectwithoutfill">
      <style:graphic-properties draw:stroke="dash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8.47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2.6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395cm"/>
    </style:style>
    <style:style style:name="gr12" style:family="graphic" style:parent-style-name="objectwithoutfill">
      <style:graphic-properties draw:stroke="dash"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7.98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4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3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9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0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6.29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5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8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53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89cm" svg:height="0.606cm" svg:x="5.05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9cm" svg:y1="8.79cm" svg:x2="5.468cm" svg:y2="9.638cm">
          <text:p/>
        </draw:line>
        <draw:line draw:style-name="gr2" draw:text-style-name="P2" draw:layer="layout" svg:x1="5.881cm" svg:y1="9.032cm" svg:x2="4.918cm" svg:y2="9.033cm">
          <text:p/>
        </draw:line>
        <draw:line draw:style-name="gr2" draw:text-style-name="P2" draw:layer="layout" svg:x1="5.468cm" svg:y1="9.637cm" svg:x2="5.055cm" svg:y2="10.243cm">
          <text:p/>
        </draw:line>
        <draw:line draw:style-name="gr2" draw:text-style-name="P2" draw:layer="layout" svg:x1="5.468cm" svg:y1="9.638cm" svg:x2="5.881cm" svg:y2="10.243cm">
          <text:p/>
        </draw:line>
        <draw:frame draw:style-name="gr3" draw:text-style-name="P3" draw:layer="layout" svg:width="1.972cm" svg:height="0.66cm" svg:x="4.429cm" svg:y="10.121cm">
          <draw:text-box>
            <text:p><text:span text:style-name="T1"><text:s text:c="4"/></text:span><text:span text:style-name="T1">Admin</text:span></text:p>
          </draw:text-box>
        </draw:frame>
        <draw:line draw:style-name="gr4" draw:text-style-name="P2" draw:layer="layout" svg:x1="5.606cm" svg:y1="11.938cm" svg:x2="10.149cm" svg:y2="11.938cm">
          <text:p/>
        </draw:line>
        <draw:line draw:style-name="gr5" draw:text-style-name="P2" draw:layer="layout" svg:x1="10.149cm" svg:y1="13.997cm" svg:x2="5.606cm" svg:y2="13.997cm">
          <text:p/>
        </draw:line>
        <draw:custom-shape draw:style-name="gr6" draw:text-style-name="P1" draw:layer="layout" svg:width="0.276cm" svg:height="9.083cm" svg:x="5.33cm" svg:y="11.09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68cm" svg:y1="11.09cm" svg:x2="5.468cm" svg:y2="10.606cm">
          <text:p/>
        </draw:line>
        <draw:line draw:style-name="gr7" draw:text-style-name="P2" draw:layer="layout" svg:x1="5.468cm" svg:y1="21.264cm" svg:x2="5.468cm" svg:y2="20.174cm">
          <text:p/>
        </draw:line>
        <draw:custom-shape draw:style-name="gr8" draw:text-style-name="P1" draw:layer="layout" svg:width="0.277cm" svg:height="8.72cm" svg:x="10.148cm" svg:y="11.33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87cm" svg:y1="21.143cm" svg:x2="10.287cm" svg:y2="20.053cm">
          <text:p/>
        </draw:line>
        <draw:custom-shape draw:style-name="gr9" draw:text-style-name="P1" draw:layer="layout" svg:width="2.064cm" svg:height="0.726cm" svg:x="9.186cm" svg:y="10.001cm">
          <text:p text:style-name="P4"><text:span text:style-name="T1">Homepag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87cm" svg:y1="11.333cm" svg:x2="10.287cm" svg:y2="10.727cm">
          <text:p/>
        </draw:line>
        <draw:frame draw:style-name="gr10" draw:text-style-name="P3" draw:layer="layout" svg:width="3.195cm" svg:height="0.659cm" svg:x="6.157cm" svg:y="11.333cm">
          <draw:text-box>
            <text:p><text:span text:style-name="T1">Click on </text:span><text:span text:style-name="T1">add</text:span></text:p>
          </draw:text-box>
        </draw:frame>
        <draw:frame draw:style-name="gr11" draw:text-style-name="P3" draw:layer="layout" svg:width="3.895cm" svg:height="0.659cm" svg:x="6.122cm" svg:y="13.39cm">
          <draw:text-box>
            <text:p><text:span text:style-name="T1">Display create field</text:span></text:p>
          </draw:text-box>
        </draw:frame>
        <draw:custom-shape draw:style-name="gr9" draw:text-style-name="P1" draw:layer="layout" svg:width="2.064cm" svg:height="0.726cm" svg:x="13.178cm" svg:y="10.001cm">
          <text:p text:style-name="P4"><text:span text:style-name="T1">Web API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142cm" svg:y1="11.817cm" svg:x2="14.142cm" svg:y2="10.727cm">
          <text:p/>
        </draw:line>
        <draw:custom-shape draw:style-name="gr13" draw:text-style-name="P1" draw:layer="layout" svg:width="0.276cm" svg:height="8.235cm" svg:x="14.004cm" svg:y="11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4.142cm" svg:y1="21.022cm" svg:x2="14.142cm" svg:y2="20.053cm">
          <text:p/>
        </draw:line>
        <draw:line draw:style-name="gr4" draw:text-style-name="P2" draw:layer="layout" svg:x1="10.425cm" svg:y1="12.423cm" svg:x2="14.005cm" svg:y2="12.423cm">
          <text:p/>
        </draw:line>
        <draw:frame draw:style-name="gr14" draw:text-style-name="P3" draw:layer="layout" svg:width="3.962cm" svg:height="0.66cm" svg:x="10.288cm" svg:y="11.696cm">
          <draw:text-box>
            <text:p><text:span text:style-name="T1">Request create page</text:span></text:p>
          </draw:text-box>
        </draw:frame>
        <draw:line draw:style-name="gr5" draw:text-style-name="P2" draw:layer="layout" svg:x1="14.005cm" svg:y1="13.392cm" svg:x2="10.425cm" svg:y2="13.392cm">
          <text:p/>
        </draw:line>
        <draw:frame draw:style-name="gr15" draw:text-style-name="P3" draw:layer="layout" svg:width="3.767cm" svg:height="0.659cm" svg:x="10.425cm" svg:y="12.781cm">
          <draw:text-box>
            <text:p><text:span text:style-name="T1">Return create page</text:span></text:p>
          </draw:text-box>
        </draw:frame>
        <draw:line draw:style-name="gr4" draw:text-style-name="P2" draw:layer="layout" svg:x1="5.606cm" svg:y1="15.208cm" svg:x2="10.149cm" svg:y2="15.208cm">
          <text:p/>
        </draw:line>
        <draw:frame draw:style-name="gr16" draw:text-style-name="P3" draw:layer="layout" svg:width="3.925cm" svg:height="1.059cm" svg:x="5.711cm" svg:y="14.236cm">
          <draw:text-box>
            <text:p><text:span text:style-name="T1">Enter create detail and </text:span></text:p>
            <text:p><text:span text:style-name="T1">click submit</text:span></text:p>
          </draw:text-box>
        </draw:frame>
        <draw:frame draw:style-name="gr17" draw:text-style-name="P3" draw:layer="layout" svg:width="3.408cm" svg:height="1.06cm" svg:x="10.642cm" svg:y="14.833cm">
          <draw:text-box>
            <text:p><text:span text:style-name="T1">Check validity of </text:span></text:p>
            <text:p><text:span text:style-name="T1">create fields</text:span></text:p>
          </draw:text-box>
        </draw:frame>
        <draw:line draw:style-name="gr4" draw:text-style-name="P2" draw:layer="layout" svg:x1="10.425cm" svg:y1="15.814cm" svg:x2="14.005cm" svg:y2="15.814cm">
          <text:p/>
        </draw:line>
        <draw:frame draw:style-name="gr18" draw:text-style-name="P3" draw:layer="layout" svg:width="3.545cm" svg:height="1.06cm" svg:x="10.525cm" svg:y="16.013cm">
          <draw:text-box>
            <text:p><text:span text:style-name="T1">Redirect back with</text:span></text:p>
            <text:p><text:span text:style-name="T1">errors</text:span></text:p>
          </draw:text-box>
        </draw:frame>
        <draw:line draw:style-name="gr5" draw:text-style-name="P2" draw:layer="layout" svg:x1="14.005cm" svg:y1="17.146cm" svg:x2="10.425cm" svg:y2="17.146cm">
          <text:p/>
        </draw:line>
        <draw:line draw:style-name="gr12" draw:text-style-name="P5" draw:layer="layout" svg:x1="17.446cm" svg:y1="13.513cm" svg:x2="17.446cm" svg:y2="10.727cm">
          <text:p/>
        </draw:line>
        <draw:custom-shape draw:style-name="gr19" draw:text-style-name="P1" draw:layer="layout" svg:width="0.276cm" svg:height="6.54cm" svg:x="17.308cm" svg:y="13.51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7.446cm" svg:y1="21.022cm" svg:x2="17.446cm" svg:y2="20.053cm">
          <text:p/>
        </draw:line>
        <draw:custom-shape draw:style-name="gr20" draw:text-style-name="P1" draw:layer="layout" svg:width="2.065cm" svg:height="0.726cm" svg:x="16.207cm" svg:y="10.001cm"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279cm" svg:y1="17.752cm" svg:x2="17.308cm" svg:y2="17.752cm">
          <text:p/>
        </draw:line>
        <draw:frame draw:style-name="gr21" draw:text-style-name="P3" draw:layer="layout" svg:width="2.086cm" svg:height="0.66cm" svg:x="14.737cm" svg:y="17.02cm">
          <draw:text-box>
            <text:p><text:span text:style-name="T1">Save </text:span><text:span text:style-name="T1">entry</text:span></text:p>
          </draw:text-box>
        </draw:frame>
        <draw:frame draw:style-name="gr22" draw:text-style-name="P3" draw:layer="layout" svg:width="2.305cm" svg:height="0.659cm" svg:x="14.692cm" svg:y="17.994cm">
          <draw:text-box>
            <text:p><text:span text:style-name="T1">Entry </text:span><text:span text:style-name="T1">saved</text:span></text:p>
          </draw:text-box>
        </draw:frame>
        <draw:line draw:style-name="gr5" draw:text-style-name="P2" draw:layer="layout" svg:x1="17.17cm" svg:y1="18.605cm" svg:x2="14.279cm" svg:y2="18.6cm">
          <text:p/>
        </draw:line>
        <draw:frame draw:style-name="gr23" draw:text-style-name="P3" draw:layer="layout" svg:width="4.033cm" svg:height="0.66cm" svg:x="10.37cm" svg:y="18.357cm">
          <draw:text-box>
            <text:p><text:span text:style-name="T1">Show </text:span><text:span text:style-name="T1">success </text:span><text:span text:style-name="T1">message</text:span></text:p>
          </draw:text-box>
        </draw:frame>
        <draw:line draw:style-name="gr5" draw:text-style-name="P2" draw:layer="layout" svg:x1="14.006cm" svg:y1="17.146cm" svg:x2="10.426cm" svg:y2="17.146cm">
          <text:p/>
        </draw:line>
        <draw:line draw:style-name="gr5" draw:text-style-name="P2" draw:layer="layout" svg:x1="14.005cm" svg:y1="19.084cm" svg:x2="10.425cm" svg:y2="19.084cm">
          <text:p/>
        </draw:line>
        <draw:line draw:style-name="gr5" draw:text-style-name="P2" draw:layer="layout" svg:x1="10.149cm" svg:y1="19.811cm" svg:x2="5.606cm" svg:y2="19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6T15:49:00.177857852</dc:date>
    <meta:editing-duration>PT4H44M44S</meta:editing-duration>
    <meta:editing-cycles>28</meta:editing-cycles>
    <meta:generator>LibreOffice/6.2.2.2$Linux_X86_64 LibreOffice_project/20$Build-2</meta:generator>
    <meta:document-statistic meta:object-count="43"/>
  </office:meta>
</office:document-meta>
</file>